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442cm" svg:height="1.039cm" svg:x="7.622cm" svg:y="3.961cm">
          <draw:text-box>
            <text:p text:style-name="P1"><text:span text:style-name="T1">E</text:span><text:span text:style-name="T1"><text:line-break/></text:span><text:span text:style-name="T2">schon</text:span></text:p>
          </draw:text-box>
        </draw:frame>
        <draw:frame draw:style-name="gr1" draw:text-style-name="P2" draw:layer="layout" svg:width="0.891cm" svg:height="1.039cm" svg:x="4.5cm" svg:y="3.961cm">
          <draw:text-box>
            <text:p text:style-name="P1"><text:span text:style-name="T1">O</text:span></text:p>
            <text:p text:style-name="P1"><text:span text:style-name="T2">du</text:span></text:p>
          </draw:text-box>
        </draw:frame>
        <draw:frame draw:style-name="gr2" draw:text-style-name="P4" draw:layer="layout" svg:width="1.801cm" svg:height="0.645cm" svg:x="5.5cm" svg:y="1.5cm">
          <draw:text-box>
            <text:p text:style-name="P3"><text:span text:style-name="T2">? gehst</text:span></text:p>
          </draw:text-box>
        </draw:frame>
        <draw:line draw:style-name="gr3" draw:text-style-name="P1" draw:layer="layout" svg:x1="8cm" svg:y1="3.961cm" svg:x2="6.5cm" svg:y2="2.461cm">
          <text:p/>
        </draw:line>
        <draw:frame draw:style-name="gr1" draw:text-style-name="P4" draw:layer="layout" svg:width="0.697cm" svg:height="0.645cm" svg:x="5cm" svg:y="2.961cm">
          <draw:text-box>
            <text:p text:style-name="P3"><text:span text:style-name="T2">1</text:span></text:p>
          </draw:text-box>
        </draw:frame>
        <draw:frame draw:style-name="gr4" draw:text-style-name="P5" draw:layer="layout" svg:width="3.161cm" svg:height="0.645cm" svg:x="5cm" svg:y="0.355cm">
          <draw:text-box>
            <text:p><text:span text:style-name="T3">Gehst du schon?</text:span></text:p>
          </draw:text-box>
        </draw:frame>
        <draw:line draw:style-name="gr3" draw:text-style-name="P1" draw:layer="layout" svg:x1="5cm" svg:y1="3.961cm" svg:x2="6.5cm" svg:y2="2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1-31T03:19:15</dc:date>
    <dc:creator>artur </dc:creator>
    <meta:editing-duration>PT04H39M05S</meta:editing-duration>
    <meta:editing-cycles>10</meta:editing-cycles>
    <meta:generator>OpenOffice.org/3.2$Linux OpenOffice.org_project/320m19$Build-9505</meta:generator>
    <meta:document-statistic meta:object-count="7"/>
  </office:meta>
</office:document-meta>
</file>